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6mm"/>
    </style:style>
    <style:style style:name="co2" style:family="table-column">
      <style:table-column-properties fo:break-before="auto" style:column-width="29.09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60.17mm"/>
    </style:style>
    <style:style style:name="co5" style:family="table-column">
      <style:table-column-properties fo:break-before="auto" style:column-width="79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5.17mm" fo:break-before="auto" style:use-optimal-row-height="true"/>
    </style:style>
    <style:style style:name="ro3" style:family="table-row">
      <style:table-row-properties style:row-height="56.29mm" fo:break-before="auto" style:use-optimal-row-height="true"/>
    </style:style>
    <style:style style:name="ro4" style:family="table-row">
      <style:table-row-properties style:row-height="37.76mm" fo:break-before="auto" style:use-optimal-row-height="true"/>
    </style:style>
    <style:style style:name="ro5" style:family="table-row">
      <style:table-row-properties style:row-height="41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100">
      <style:table-cell-properties fo:background-color="#0000ff" style:text-align-source="fix" style:repeat-content="false" fo:wrap-option="wrap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desig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rvice Name:</text:p>
          </table:table-cell>
          <table:table-cell office:value-type="string" calcext:value-type="string">
            <text:p>MySer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<text:a xlink:href="http://MyService/" xlink:type="simple">http://MyService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ource</text:p>
          </table:table-cell>
          <table:table-cell table:style-name="ce4" office:value-type="string" calcext:value-type="string">
            <text:p>Methods</text:p>
          </table:table-cell>
          <table:table-cell table:style-name="ce4" office:value-type="string" calcext:value-type="string">
            <text:p>URI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string" calcext:value-type="string">
            <text:p>Quot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MyService/Quote/" xlink:type="simple">http://MyService/Quote/</text:a>{userName, password, stockCode}</text:p>
            <text:p/>
          </table:table-cell>
          <table:table-cell office:value-type="string" calcext:value-type="string">
            <text:p>Contains information about a trader and the last sale price of a stock</text:p>
            <text:p/>
            <text:p>{userName, password, stockCode}</text:p>
            <text:p/>
            <text:p>Format: json</text:p>
            <text:p/>
            <text:p>Query Parameters:</text:p>
            <text:p>userName: String, Name of the trader</text:p>
            <text:p>Password: String, Password of the trader</text:p>
            <text:p>stockCode: String, Code for the stock</text:p>
            <text:p/>
          </table:table-cell>
        </table:table-row>
        <table:table-row table:style-name="ro3">
          <table:table-cell/>
          <table:table-cell office:value-type="string" calcext:value-type="string">
            <text:p>Se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MyService/Sell/" xlink:type="simple">http://MyService/Sell/</text:a>{userName, password, stockCode, quantity, price}</text:p>
          </table:table-cell>
          <table:table-cell office:value-type="string" calcext:value-type="string">
            <text:p>Contains information about a trader and sell stock out of a trader portfolio, only portfolio quantity is allowed</text:p>
            <text:p/>
            <text:p>{userName, password, stockCode, quantity, price}</text:p>
            <text:p/>
            <text:p>Format: json</text:p>
            <text:p/>
            <text:p>Query Parameters:</text:p>
            <text:p>userName: String, Name of the trader</text:p>
            <text:p>Password: String, Password of the trader</text:p>
            <text:p>stockCode: String, Code for the stock</text:p>
            <text:p>quantity: Int, the number of stock</text:p>
            <text:p>price: Int, the price of stock </text:p>
            <text:p/>
          </table:table-cell>
        </table:table-row>
        <table:table-row table:style-name="ro3">
          <table:table-cell/>
          <table:table-cell office:value-type="string" calcext:value-type="string">
            <text:p>Bu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MyService/Buy/{userName, password, stockCode, quantity, price}</text:p>
          </table:table-cell>
          <table:table-cell office:value-type="string" calcext:value-type="string">
            <text:p>Contains information about a trader and buy stocks into a trader portfolio. Each trader can have a total of 100,000 dollars initially to invest</text:p>
            <text:p/>
            <text:p>{userName, password, stockCode, quantity, price}</text:p>
            <text:p/>
            <text:p>Format: json</text:p>
            <text:p/>
            <text:p>Query Parameters:</text:p>
            <text:p>userName: String, Name of the trader</text:p>
            <text:p>Password: String, Password of the trader</text:p>
            <text:p>stockCode: String, Code for the stock</text:p>
            <text:p>quantity: Int, the number of stock</text:p>
            <text:p>price: Int, the price of stock </text:p>
            <text:p/>
          </table:table-cell>
        </table:table-row>
        <table:table-row table:style-name="ro4">
          <table:table-cell/>
          <table:table-cell office:value-type="string" calcext:value-type="string">
            <text:p>RegisterTrad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a xlink:href="http://MyService/RegisterTrader/" xlink:type="simple">http://MyService/RegisterTrader/</text:a>{userName, password}</text:p>
          </table:table-cell>
          <table:table-cell office:value-type="string" calcext:value-type="string">
            <text:p>Contains information used to register a trader </text:p>
            <text:p/>
            <text:p>{userName, password}</text:p>
            <text:p/>
            <text:p>Format: json</text:p>
            <text:p/>
            <text:p>Query Parameters:</text:p>
            <text:p>userName: String, Name of the trader</text:p>
            <text:p>Password: String, Password of the trade</text:p>
            <text:p/>
          </table:table-cell>
        </table:table-row>
        <table:table-row table:style-name="ro5">
          <table:table-cell/>
          <table:table-cell office:value-type="string" calcext:value-type="string">
            <text:p>Transac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MyService/Transactions/" xlink:type="simple">http://MyService/Transactions/</text:a>{userName, password}</text:p>
          </table:table-cell>
          <table:table-cell office:value-type="string" calcext:value-type="string">
            <text:p>Contains information about a trader’s transactions executed with status(pending,executed) </text:p>
            <text:p/>
            <text:p>{userName, password}</text:p>
            <text:p/>
            <text:p>Format: json</text:p>
            <text:p/>
            <text:p>Query Parameters:</text:p>
            <text:p>userName: String, Name of the trader</text:p>
            <text:p>Password: String, Password of the trade</text:p>
            <text:p/>
          </table:table-cell>
        </table:table-row>
        <table:table-row table:style-name="ro5">
          <table:table-cell/>
          <table:table-cell office:value-type="string" calcext:value-type="string">
            <text:p>PortfolioLis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MyService/PortfolioList/" xlink:type="simple">http://MyService/PortfolioList/</text:a>{userName, password}</text:p>
          </table:table-cell>
          <table:table-cell office:value-type="string" calcext:value-type="string">
            <text:p>Contains information about a trader’s balance stocks along with quantity, cost and current value </text:p>
            <text:p/>
            <text:p>{userName, password}</text:p>
            <text:p/>
            <text:p>Format: json</text:p>
            <text:p/>
            <text:p>Query Parameters:</text:p>
            <text:p>userName: String, Name of the trader</text:p>
            <text:p>Password: String, Password of the trade</text:p>
            <text:p/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-00-0000</text:date>, <text:time style:data-style-name="N2" text:time-value="01:59:59.4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57:04.381000000</meta:creation-date>
    <dc:date>2017-12-17T02:35:13.483000000</dc:date>
    <meta:editing-duration>PT4M18S</meta:editing-duration>
    <meta:editing-cycles>2</meta:editing-cycles>
    <meta:generator>LibreOffice/5.3.6.1$Windows_X86_64 LibreOffice_project/686f202eff87ef707079aeb7f485847613344eb7</meta:generator>
    <meta:document-statistic meta:table-count="1" meta:cell-count="32" meta:object-count="0"/>
  </office:meta>
</office:document-meta>
</file>